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4e9475" officeooo:paragraph-rsid="004e9475"/>
    </style:style>
    <style:style style:name="P2" style:family="paragraph" style:parent-style-name="Standard">
      <style:paragraph-properties fo:text-align="justify" style:justify-single-word="false"/>
      <style:text-properties fo:font-size="15pt" fo:font-weight="bold" officeooo:rsid="001f31ff" officeooo:paragraph-rsid="0023d752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26a458" officeooo:paragraph-rsid="0026a458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295a3a" officeooo:paragraph-rsid="00295a3a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354bba" officeooo:paragraph-rsid="00354bba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35bbdf" officeooo:paragraph-rsid="0035bbdf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39ffd4" officeooo:paragraph-rsid="0039ffd4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3bb084" officeooo:paragraph-rsid="003bb084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42a6e7" officeooo:paragraph-rsid="0042a6e7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530db2" officeooo:paragraph-rsid="0056ed50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56ed50" officeooo:paragraph-rsid="0056ed50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5bbdf" officeooo:paragraph-rsid="0035bbdf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c6dc2" officeooo:paragraph-rsid="003c6dc2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4818a" officeooo:paragraph-rsid="0054818a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5c3d3" officeooo:paragraph-rsid="0055c3d3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6ed50" officeooo:paragraph-rsid="0056ed50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eba2c" officeooo:paragraph-rsid="005eba2c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5pt" fo:font-style="normal" fo:font-weight="bold" officeooo:rsid="0025fc5f" officeooo:paragraph-rsid="0025fc5f" style:font-size-asian="13.1000003814697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633097" officeooo:paragraph-rsid="00633097" style:font-size-asian="13.1000003814697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68bfec" officeooo:paragraph-rsid="0068bfec" style:font-size-asian="13.1000003814697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6b124c" officeooo:paragraph-rsid="006b124c" style:font-size-asian="13.1000003814697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6e13b2" officeooo:paragraph-rsid="006e13b2" style:font-size-asian="13.1000003814697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6fd580" officeooo:paragraph-rsid="006e13b2" style:font-size-asian="13.1000003814697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710696" officeooo:paragraph-rsid="00710696" style:font-size-asian="13.1000003814697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741608" officeooo:paragraph-rsid="00741608" style:font-size-asian="13.1000003814697pt" style:font-style-asian="normal" style:font-weight-asian="bold" style:font-size-complex="15pt" style:font-style-complex="normal" style:font-weight-complex="bold"/>
    </style:style>
    <style:style style:name="P26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8121aa" officeooo:paragraph-rsid="007bb05e" style:font-size-asian="13.1000003814697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6a8925" officeooo:paragraph-rsid="006a8925" style:font-size-asian="13.1000003814697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6b124c" officeooo:paragraph-rsid="006b124c" style:font-size-asian="13.1000003814697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6cc061" officeooo:paragraph-rsid="006cc061" style:font-size-asian="13.1000003814697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70c269" officeooo:paragraph-rsid="0070c269" style:font-size-asian="13.1000003814697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72684f" officeooo:paragraph-rsid="0072684f" style:font-size-asian="13.1000003814697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7bb05e" officeooo:paragraph-rsid="007bb05e" style:font-size-asian="13.1000003814697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8121aa" officeooo:paragraph-rsid="008121aa" style:font-size-asian="13.1000003814697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italic" fo:font-weight="normal" officeooo:rsid="006a8925" officeooo:paragraph-rsid="006a8925" style:font-size-asian="13.1000003814697pt" style:font-style-asian="italic" style:font-weight-asian="normal" style:font-size-complex="15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italic" fo:font-weight="normal" officeooo:rsid="008121aa" officeooo:paragraph-rsid="008121aa" style:font-size-asian="13.1000003814697pt" style:font-style-asian="italic" style:font-weight-asian="normal" style:font-size-complex="15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 fo:break-before="page">
        <style:tab-stops>
          <style:tab-stop style:position="2.011cm"/>
        </style:tab-stops>
      </style:paragraph-properties>
      <style:text-properties officeooo:paragraph-rsid="00387cd4"/>
    </style:style>
    <style:style style:name="P37" style:family="paragraph" style:parent-style-name="Standard">
      <style:paragraph-properties fo:text-align="justify" style:justify-single-word="false" fo:break-before="page">
        <style:tab-stops>
          <style:tab-stop style:position="2.011cm"/>
        </style:tab-stops>
      </style:paragraph-properties>
      <style:text-properties fo:font-size="15pt" fo:font-style="normal" fo:font-weight="bold" officeooo:rsid="006a8925" officeooo:paragraph-rsid="006a8925" style:font-size-asian="13.1000003814697pt" style:font-style-asian="normal" style:font-weight-asian="bold" style:font-size-complex="15pt" style:font-style-complex="normal" style:font-weight-complex="bold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5pt" fo:font-weight="normal" officeooo:rsid="001f31ff" officeooo:paragraph-rsid="001f31ff" style:font-size-asian="13.1000003814697pt" style:font-weight-asian="normal" style:font-size-complex="15pt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fo:font-size="15pt" fo:font-weight="normal" officeooo:rsid="0025fc5f" officeooo:paragraph-rsid="0025fc5f" style:font-size-asian="13.1000003814697pt" style:font-weight-asian="normal" style:font-size-complex="15pt" style:font-weight-complex="normal"/>
    </style:style>
    <style:style style:name="P40" style:family="paragraph" style:parent-style-name="Standard" style:list-style-name="L2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5pt" fo:font-weight="normal" officeooo:rsid="0025fc5f" officeooo:paragraph-rsid="0025fc5f" style:font-size-asian="13.1000003814697pt" style:font-weight-asian="normal" style:font-size-complex="15pt" style:font-weight-complex="normal"/>
    </style:style>
    <style:style style:name="P41" style:family="paragraph" style:parent-style-name="Standard" style:list-style-name="L2">
      <style:paragraph-properties fo:text-align="justify" style:justify-single-word="false">
        <style:tab-stops>
          <style:tab-stop style:position="2.54cm"/>
        </style:tab-stops>
      </style:paragraph-properties>
      <style:text-properties fo:font-size="15pt" fo:font-weight="normal" officeooo:rsid="0025fc5f" officeooo:paragraph-rsid="0025fc5f" style:font-size-asian="13.1000003814697pt" style:font-weight-asian="normal" style:font-size-complex="15pt" style:font-weight-complex="normal"/>
    </style:style>
    <style:style style:name="P42" style:family="paragraph" style:parent-style-name="Standard" style:list-style-name="L2">
      <style:paragraph-properties fo:text-align="justify" style:justify-single-word="false">
        <style:tab-stops>
          <style:tab-stop style:position="1.94cm"/>
          <style:tab-stop style:position="2.011cm"/>
        </style:tab-stops>
      </style:paragraph-properties>
      <style:text-properties fo:font-size="15pt" fo:font-weight="normal" officeooo:rsid="0025fc5f" officeooo:paragraph-rsid="0025fc5f" style:font-size-asian="13.1000003814697pt" style:font-weight-asian="normal" style:font-size-complex="15pt" style:font-weight-complex="normal"/>
    </style:style>
    <style:style style:name="P43" style:family="paragraph" style:parent-style-name="Standard" style:list-style-name="L2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02248" officeooo:paragraph-rsid="00302248" style:font-size-asian="13.1000003814697pt" style:font-weight-asian="normal" style:font-size-complex="15pt" style:font-weight-complex="normal"/>
    </style:style>
    <style:style style:name="P44" style:family="paragraph" style:parent-style-name="Standard" style:list-style-name="L3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275e85" officeooo:paragraph-rsid="00275e85" style:font-size-asian="13.1000003814697pt" style:font-weight-asian="normal" style:font-size-complex="15pt" style:font-weight-complex="normal"/>
    </style:style>
    <style:style style:name="P45" style:family="paragraph" style:parent-style-name="Standard" style:list-style-name="L4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2b2a12" officeooo:paragraph-rsid="002b2a12" style:font-size-asian="13.1000003814697pt" style:font-weight-asian="normal" style:font-size-complex="15pt" style:font-weight-complex="normal"/>
    </style:style>
    <style:style style:name="P46" style:family="paragraph" style:parent-style-name="Standard" style:list-style-name="L4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30335" officeooo:paragraph-rsid="00330335" style:font-size-asian="13.1000003814697pt" style:font-weight-asian="normal" style:font-size-complex="15pt" style:font-weight-complex="normal"/>
    </style:style>
    <style:style style:name="P47" style:family="paragraph" style:parent-style-name="Standard" style:list-style-name="L5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5bbdf" officeooo:paragraph-rsid="0035bbdf" style:font-size-asian="13.1000003814697pt" style:font-weight-asian="normal" style:font-size-complex="15pt" style:font-weight-complex="normal"/>
    </style:style>
    <style:style style:name="P48" style:family="paragraph" style:parent-style-name="Standard" style:list-style-name="L6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9ffd4" officeooo:paragraph-rsid="0039ffd4" style:font-size-asian="13.1000003814697pt" style:font-weight-asian="normal" style:font-size-complex="15pt" style:font-weight-complex="normal"/>
    </style:style>
    <style:style style:name="P49" style:family="paragraph" style:parent-style-name="Standard" style:list-style-name="L7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9ffd4" officeooo:paragraph-rsid="0039ffd4" style:font-size-asian="13.1000003814697pt" style:font-weight-asian="normal" style:font-size-complex="15pt" style:font-weight-complex="normal"/>
    </style:style>
    <style:style style:name="P50" style:family="paragraph" style:parent-style-name="Standard" style:list-style-name="L7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b6f86" officeooo:paragraph-rsid="003b6f86" style:font-size-asian="13.1000003814697pt" style:font-weight-asian="normal" style:font-size-complex="15pt" style:font-weight-complex="normal"/>
    </style:style>
    <style:style style:name="P51" style:family="paragraph" style:parent-style-name="Standard" style:list-style-name="L8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c6dc2" officeooo:paragraph-rsid="003c6dc2" style:font-size-asian="13.1000003814697pt" style:font-weight-asian="normal" style:font-size-complex="15pt" style:font-weight-complex="normal"/>
    </style:style>
    <style:style style:name="P52" style:family="paragraph" style:parent-style-name="Standard" style:list-style-name="L9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442065" officeooo:paragraph-rsid="00442065" style:font-size-asian="13.1000003814697pt" style:font-weight-asian="normal" style:font-size-complex="15pt" style:font-weight-complex="normal"/>
    </style:style>
    <style:style style:name="P53" style:family="paragraph" style:parent-style-name="Standard" style:list-style-name="L9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476c5c" officeooo:paragraph-rsid="00476c5c" style:font-size-asian="13.1000003814697pt" style:font-weight-asian="normal" style:font-size-complex="15pt" style:font-weight-complex="normal"/>
    </style:style>
    <style:style style:name="P54" style:family="paragraph" style:parent-style-name="Standard" style:list-style-name="L9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4a76a7" officeooo:paragraph-rsid="004a76a7" style:font-size-asian="13.1000003814697pt" style:font-weight-asian="normal" style:font-size-complex="15pt" style:font-weight-complex="normal"/>
    </style:style>
    <style:style style:name="P55" style:family="paragraph" style:parent-style-name="Standard" style:list-style-name="L10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4818a" officeooo:paragraph-rsid="0054818a" style:font-size-asian="13.1000003814697pt" style:font-weight-asian="normal" style:font-size-complex="15pt" style:font-weight-complex="normal"/>
    </style:style>
    <style:style style:name="P56" style:family="paragraph" style:parent-style-name="Standard" style:list-style-name="L11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4818a" officeooo:paragraph-rsid="0054818a" style:font-size-asian="13.1000003814697pt" style:font-weight-asian="normal" style:font-size-complex="15pt" style:font-weight-complex="normal"/>
    </style:style>
    <style:style style:name="P57" style:family="paragraph" style:parent-style-name="Standard" style:list-style-name="L12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6ed50" officeooo:paragraph-rsid="0056ed50" style:font-size-asian="13.1000003814697pt" style:font-weight-asian="normal" style:font-size-complex="15pt" style:font-weight-complex="normal"/>
    </style:style>
    <style:style style:name="P58" style:family="paragraph" style:parent-style-name="Standard" style:list-style-name="L12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eba2c" officeooo:paragraph-rsid="005eba2c" style:font-size-asian="13.1000003814697pt" style:font-weight-asian="normal" style:font-size-complex="15pt" style:font-weight-complex="normal"/>
    </style:style>
    <style:style style:name="P59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70cf0" officeooo:paragraph-rsid="00570cf0" style:font-size-asian="13.1000003814697pt" style:font-weight-asian="normal" style:font-size-complex="15pt" style:font-weight-complex="normal"/>
    </style:style>
    <style:style style:name="P60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8db8c" officeooo:paragraph-rsid="0058db8c" style:font-size-asian="13.1000003814697pt" style:font-weight-asian="normal" style:font-size-complex="15pt" style:font-weight-complex="normal"/>
    </style:style>
    <style:style style:name="P61" style:family="paragraph" style:parent-style-name="Standard" style:list-style-name="L15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68bfec" officeooo:paragraph-rsid="0068bfec" style:font-size-asian="13.1000003814697pt" style:font-style-asian="normal" style:font-weight-asian="normal" style:font-size-complex="15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6a8925" officeooo:paragraph-rsid="006a8925" style:font-size-asian="13.1000003814697pt" style:font-style-asian="normal" style:font-weight-asian="normal" style:font-size-complex="15pt" style:font-style-complex="normal" style:font-weight-complex="normal"/>
    </style:style>
    <style:style style:name="P63" style:family="paragraph" style:parent-style-name="Standard" style:list-style-name="L16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6e13b2" officeooo:paragraph-rsid="006e13b2" style:font-size-asian="13.1000003814697pt" style:font-style-asian="normal" style:font-weight-asian="normal" style:font-size-complex="15pt" style:font-style-complex="normal" style:font-weight-complex="normal"/>
    </style:style>
    <style:style style:name="P64" style:family="paragraph" style:parent-style-name="Standard" style:list-style-name="L17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72684f" officeooo:paragraph-rsid="0072684f" style:font-size-asian="13.1000003814697pt" style:font-style-asian="normal" style:font-weight-asian="normal" style:font-size-complex="15pt" style:font-style-complex="normal" style:font-weight-complex="normal"/>
    </style:style>
    <style:style style:name="P65" style:family="paragraph" style:parent-style-name="Standard" style:list-style-name="L18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75c647" officeooo:paragraph-rsid="0075c647" style:font-size-asian="13.1000003814697pt" style:font-style-asian="normal" style:font-weight-asian="normal" style:font-size-complex="15pt" style:font-style-complex="normal" style:font-weight-complex="normal"/>
    </style:style>
    <style:style style:name="P66" style:family="paragraph" style:parent-style-name="Standard" style:list-style-name="L18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76cd48" officeooo:paragraph-rsid="0076cd48" style:font-size-asian="13.1000003814697pt" style:font-style-asian="normal" style:font-weight-asian="normal" style:font-size-complex="15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76cd48" officeooo:paragraph-rsid="0076cd48" style:font-size-asian="13.1000003814697pt" style:font-style-asian="normal" style:font-weight-asian="normal" style:font-size-complex="15pt" style:font-style-complex="normal" style:font-weight-complex="normal"/>
    </style:style>
    <style:style style:name="P68" style:family="paragraph" style:parent-style-name="Standard" style:list-style-name="L19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7bb05e" officeooo:paragraph-rsid="007bb05e" style:font-size-asian="13.1000003814697pt" style:font-style-asian="normal" style:font-weight-asian="normal" style:font-size-complex="15pt" style:font-style-complex="normal" style:font-weight-complex="normal"/>
    </style:style>
    <style:style style:name="P69" style:family="paragraph" style:parent-style-name="Standard" style:list-style-name="L20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851ed5" officeooo:paragraph-rsid="00851ed5" style:font-size-asian="13.1000003814697pt" style:font-style-asian="normal" style:font-weight-asian="normal" style:font-size-complex="15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851ed5" officeooo:paragraph-rsid="00851ed5" style:font-size-asian="13.1000003814697pt" style:font-style-asian="normal" style:font-weight-asian="normal" style:font-size-complex="15pt" style:font-style-complex="normal" style:font-weight-complex="normal"/>
    </style:style>
    <style:style style:name="P71" style:family="paragraph" style:parent-style-name="Standard" style:list-style-name="L20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871dcb" officeooo:paragraph-rsid="00871dcb" style:font-size-asian="13.1000003814697pt" style:font-style-asian="normal" style:font-weight-asian="normal" style:font-size-complex="15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8c743a" officeooo:paragraph-rsid="008c743a" style:font-size-asian="13.1000003814697pt" style:font-style-asian="normal" style:font-weight-asian="normal" style:font-size-complex="15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8e18ca" officeooo:paragraph-rsid="008e18ca" style:font-size-asian="13.1000003814697pt" style:font-style-asian="normal" style:font-weight-asian="normal" style:font-size-complex="15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8ed515" officeooo:paragraph-rsid="008ed515" style:font-size-asian="13.1000003814697pt" style:font-style-asian="normal" style:font-weight-asian="normal" style:font-size-complex="15pt" style:font-style-complex="normal" style:font-weight-complex="normal"/>
    </style:style>
    <style:style style:name="P75" style:family="paragraph" style:parent-style-name="Standard" style:list-style-name="L21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8f431e" officeooo:paragraph-rsid="008f431e" style:font-size-asian="13.1000003814697pt" style:font-style-asian="normal" style:font-weight-asian="normal" style:font-size-complex="15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8f431e" officeooo:paragraph-rsid="008f431e" style:font-size-asian="13.1000003814697pt" style:font-style-asian="normal" style:font-weight-asian="normal" style:font-size-complex="15pt" style:font-style-complex="normal" style:font-weight-complex="normal"/>
    </style:style>
    <style:style style:name="P77" style:family="paragraph" style:parent-style-name="Standard" style:list-style-name="L21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963924" officeooo:paragraph-rsid="00963924" style:font-size-asian="13.1000003814697pt" style:font-style-asian="normal" style:font-weight-asian="normal" style:font-size-complex="15pt" style:font-style-complex="normal" style:font-weight-complex="normal"/>
    </style:style>
    <style:style style:name="P78" style:family="paragraph" style:parent-style-name="Standard" style:list-style-name="L21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98c9fb" officeooo:paragraph-rsid="0098c9fb" style:font-size-asian="13.1000003814697pt" style:font-style-asian="normal" style:font-weight-asian="normal" style:font-size-complex="15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8c743a" officeooo:paragraph-rsid="006cc061" style:font-size-asian="13.1000003814697pt" style:font-style-asian="normal" style:font-weight-asian="bold" style:font-size-complex="15pt" style:font-style-complex="normal" style:font-weight-complex="bold"/>
    </style:style>
    <style:style style:name="P80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8c743a" officeooo:paragraph-rsid="008c743a" style:font-size-asian="13.1000003814697pt" style:font-style-asian="normal" style:font-weight-asian="bold" style:font-size-complex="15pt" style:font-style-complex="normal" style:font-weight-complex="bold"/>
    </style:style>
    <style:style style:name="P81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8e18ca" officeooo:paragraph-rsid="008e18ca" style:font-size-asian="13.1000003814697pt" style:font-style-asian="normal" style:font-weight-asian="bold" style:font-size-complex="15pt" style:font-style-complex="normal" style:font-weight-complex="bold"/>
    </style:style>
    <style:style style:name="P82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8f419f" officeooo:paragraph-rsid="008f419f" style:font-size-asian="13.1000003814697pt" style:font-style-asian="normal" style:font-weight-asian="bold" style:font-size-complex="15pt" style:font-style-complex="normal" style:font-weight-complex="bold"/>
    </style:style>
    <style:style style:name="P83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8f431e" officeooo:paragraph-rsid="008f431e" style:font-size-asian="13.1000003814697pt" style:font-style-asian="normal" style:font-weight-asian="bold" style:font-size-complex="15pt" style:font-style-complex="normal" style:font-weight-complex="bold"/>
    </style:style>
    <style:style style:name="P84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937136" officeooo:paragraph-rsid="00937136" style:font-size-asian="13.1000003814697pt" style:font-style-asian="normal" style:font-weight-asian="bold" style:font-size-complex="15pt" style:font-style-complex="normal" style:font-weight-complex="bold"/>
    </style:style>
    <style:style style:name="P85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italic" fo:font-weight="normal" officeooo:rsid="006cc061" officeooo:paragraph-rsid="006cc061" style:font-size-asian="13.1000003814697pt" style:font-style-asian="italic" style:font-weight-asian="normal" style:font-size-complex="15pt" style:font-style-complex="italic" style:font-weight-complex="normal"/>
    </style:style>
    <style:style style:name="P86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italic" fo:font-weight="normal" officeooo:rsid="008121aa" officeooo:paragraph-rsid="008121aa" style:font-size-asian="13.1000003814697pt" style:font-style-asian="italic" style:font-weight-asian="normal" style:font-size-complex="15pt" style:font-style-complex="italic" style:font-weight-complex="normal"/>
    </style:style>
    <style:style style:name="P87" style:family="paragraph" style:parent-style-name="Standard" style:list-style-name="L1">
      <style:paragraph-properties fo:text-align="justify" style:justify-single-word="false"/>
      <style:text-properties officeooo:paragraph-rsid="001f31ff"/>
    </style:style>
    <style:style style:name="P88" style:family="paragraph" style:parent-style-name="Standard" style:list-style-name="L2">
      <style:paragraph-properties fo:text-align="justify" style:justify-single-word="false">
        <style:tab-stops>
          <style:tab-stop style:position="1.905cm"/>
        </style:tab-stops>
      </style:paragraph-properties>
      <style:text-properties officeooo:paragraph-rsid="0025fc5f"/>
    </style:style>
    <style:style style:name="P89" style:family="paragraph" style:parent-style-name="Standard" style:list-style-name="L2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25fc5f"/>
    </style:style>
    <style:style style:name="P90" style:family="paragraph" style:parent-style-name="Standard" style:list-style-name="L9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442065"/>
    </style:style>
    <style:style style:name="P91" style:family="paragraph" style:parent-style-name="Standard" style:list-style-name="L9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4a76a7"/>
    </style:style>
    <style:style style:name="P92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58db8c"/>
    </style:style>
    <style:style style:name="P93" style:family="paragraph" style:parent-style-name="Standard" style:list-style-name="L20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871dcb"/>
    </style:style>
    <style:style style:name="P94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8c743a"/>
    </style:style>
    <style:style style:name="P95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937136"/>
    </style:style>
    <style:style style:name="P96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officeooo:rsid="005beff1" officeooo:paragraph-rsid="005beff1"/>
    </style:style>
    <style:style style:name="P97" style:family="paragraph" style:parent-style-name="Standard" style:list-style-name="L14">
      <style:paragraph-properties fo:text-align="justify" style:justify-single-word="false">
        <style:tab-stops>
          <style:tab-stop style:position="2.011cm"/>
        </style:tab-stops>
      </style:paragraph-properties>
      <style:text-properties fo:font-weight="normal" officeooo:rsid="00633097" officeooo:paragraph-rsid="00633097" style:font-weight-asian="normal" style:font-weight-complex="normal"/>
    </style:style>
    <style:style style:name="P98" style:family="paragraph" style:parent-style-name="Standard" style:list-style-name="L14">
      <style:paragraph-properties fo:text-align="justify" style:justify-single-word="false">
        <style:tab-stops>
          <style:tab-stop style:position="2.011cm"/>
        </style:tab-stops>
      </style:paragraph-properties>
      <style:text-properties fo:font-weight="normal" officeooo:rsid="0064e44c" officeooo:paragraph-rsid="0064e44c" style:font-weight-asian="normal" style:font-weight-complex="normal"/>
    </style:style>
    <style:style style:name="P99" style:family="paragraph" style:parent-style-name="Standard" style:list-style-name="L14">
      <style:paragraph-properties fo:text-align="justify" style:justify-single-word="false">
        <style:tab-stops>
          <style:tab-stop style:position="2.011cm"/>
        </style:tab-stops>
      </style:paragraph-properties>
      <style:text-properties fo:font-weight="normal" officeooo:rsid="0066a403" officeooo:paragraph-rsid="0066a403" style:font-weight-asian="normal" style:font-weight-complex="normal"/>
    </style:style>
    <style:style style:name="P100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weight="normal" officeooo:rsid="0095e5d7" officeooo:paragraph-rsid="0095e5d7" style:font-weight-asian="normal" style:font-weight-complex="normal"/>
    </style:style>
    <style:style style:name="P101" style:family="paragraph" style:parent-style-name="Standard" style:list-style-name="L20">
      <style:paragraph-properties fo:text-align="justify" style:justify-single-word="false">
        <style:tab-stops>
          <style:tab-stop style:position="2.011cm"/>
        </style:tab-stops>
      </style:paragraph-properties>
      <style:text-properties officeooo:rsid="0086ae76" officeooo:paragraph-rsid="0086ae76"/>
    </style:style>
    <style:style style:name="P102" style:family="paragraph" style:parent-style-name="Standard" style:list-style-name="L20">
      <style:paragraph-properties fo:text-align="justify" style:justify-single-word="false">
        <style:tab-stops>
          <style:tab-stop style:position="2.011cm"/>
        </style:tab-stops>
      </style:paragraph-properties>
      <style:text-properties officeooo:rsid="00871dcb" officeooo:paragraph-rsid="00871dcb"/>
    </style:style>
    <style:style style:name="P103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4pt" officeooo:paragraph-rsid="008f431e" style:font-size-asian="14pt" style:font-size-complex="14pt"/>
    </style:style>
    <style:style style:name="P104" style:family="paragraph" style:parent-style-name="Standard" style:list-style-name="L22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4pt" officeooo:rsid="009243bc" officeooo:paragraph-rsid="009243bc" style:font-size-asian="14pt" style:font-size-complex="14pt"/>
    </style:style>
    <style:style style:name="P105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4pt" officeooo:rsid="009243bc" officeooo:paragraph-rsid="009243bc" style:font-size-asian="14pt" style:font-size-complex="14pt"/>
    </style:style>
    <style:style style:name="P106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4pt" fo:font-style="italic" officeooo:rsid="0092c27c" officeooo:paragraph-rsid="0092c27c" style:font-size-asian="14pt" style:font-style-asian="italic" style:font-size-complex="14pt" style:font-style-complex="italic"/>
    </style:style>
    <style:style style:name="P107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4pt" fo:font-style="normal" fo:font-weight="bold" officeooo:rsid="00937136" officeooo:paragraph-rsid="00937136" style:font-size-asian="14pt" style:font-style-asian="normal" style:font-weight-asian="bold" style:font-size-complex="14pt" style:font-style-complex="normal" style:font-weight-complex="bold"/>
    </style:style>
    <style:style style:name="P108" style:family="paragraph" style:parent-style-name="Standard" style:list-style-name="L23">
      <style:paragraph-properties fo:text-align="justify" style:justify-single-word="false">
        <style:tab-stops>
          <style:tab-stop style:position="2.011cm"/>
        </style:tab-stops>
      </style:paragraph-properties>
      <style:text-properties officeooo:rsid="00947d65" officeooo:paragraph-rsid="00947d65"/>
    </style:style>
    <style:style style:name="P109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officeooo:rsid="00947d65" officeooo:paragraph-rsid="00947d65"/>
    </style:style>
    <style:style style:name="P110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weight="bold" officeooo:rsid="0095e5d7" officeooo:paragraph-rsid="0095e5d7" style:font-weight-asian="bold" style:font-weight-complex="bold"/>
    </style:style>
    <style:style style:name="P111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weight="bold" officeooo:rsid="0079d61f" officeooo:paragraph-rsid="0079d61f" style:font-weight-asian="bold" style:font-weight-complex="bold"/>
    </style:style>
    <style:style style:name="P112" style:family="paragraph" style:parent-style-name="Standard">
      <style:paragraph-properties fo:text-align="justify" style:justify-single-word="false" fo:break-before="page">
        <style:tab-stops>
          <style:tab-stop style:position="2.011cm"/>
        </style:tab-stops>
      </style:paragraph-properties>
      <style:text-properties fo:font-size="14pt" fo:font-style="normal" fo:font-weight="bold" officeooo:rsid="00937136" officeooo:paragraph-rsid="00937136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Text_20_body">
      <style:paragraph-properties fo:text-align="justify" style:justify-single-word="false">
        <style:tab-stops>
          <style:tab-stop style:position="2.011cm"/>
        </style:tab-stops>
      </style:paragraph-properties>
      <style:text-properties fo:font-weight="normal" officeooo:rsid="00851dbe" officeooo:paragraph-rsid="0095e5d7" style:font-weight-asian="normal" style:font-weight-complex="normal"/>
    </style:style>
    <style:style style:name="P114" style:family="paragraph" style:parent-style-name="Text_20_body">
      <style:paragraph-properties fo:text-align="justify" style:justify-single-word="false">
        <style:tab-stops>
          <style:tab-stop style:position="2.011cm"/>
        </style:tab-stops>
      </style:paragraph-properties>
      <style:text-properties fo:font-style="italic" fo:font-weight="normal" officeooo:rsid="0095f69b" officeooo:paragraph-rsid="0095f69b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9459d" style:font-style-asian="italic" style:font-style-complex="italic"/>
    </style:style>
    <style:style style:name="T3" style:family="text">
      <style:text-properties fo:font-style="italic" officeooo:rsid="004a76a7" style:font-style-asian="italic" style:font-style-complex="italic"/>
    </style:style>
    <style:style style:name="T4" style:family="text">
      <style:text-properties fo:font-style="italic" officeooo:rsid="004fb0ef" style:font-style-asian="italic" style:font-style-complex="italic"/>
    </style:style>
    <style:style style:name="T5" style:family="text">
      <style:text-properties fo:font-style="italic" officeooo:rsid="007f7b4f" style:font-style-asian="italic" style:font-style-complex="italic"/>
    </style:style>
    <style:style style:name="T6" style:family="text">
      <style:text-properties fo:font-size="15pt" fo:font-weight="normal" officeooo:rsid="001f31ff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21a8cf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025fc5f" style:font-size-asian="13.1000003814697pt" style:font-weight-asian="normal" style:font-size-complex="15pt" style:font-weight-complex="normal"/>
    </style:style>
    <style:style style:name="T9" style:family="text">
      <style:text-properties fo:font-size="15pt" fo:font-weight="normal" officeooo:rsid="002e9054" style:font-size-asian="13.1000003814697pt" style:font-weight-asian="normal" style:font-size-complex="15pt" style:font-weight-complex="normal"/>
    </style:style>
    <style:style style:name="T10" style:family="text">
      <style:text-properties fo:font-size="15pt" fo:font-weight="normal" officeooo:rsid="00442065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officeooo:rsid="00442d48" style:font-size-asian="13.1000003814697pt" style:font-weight-asian="normal" style:font-size-complex="15pt" style:font-weight-complex="normal"/>
    </style:style>
    <style:style style:name="T12" style:family="text">
      <style:text-properties fo:font-size="15pt" fo:font-weight="normal" officeooo:rsid="00462c07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normal" officeooo:rsid="00476c5c" style:font-size-asian="13.1000003814697pt" style:font-weight-asian="normal" style:font-size-complex="15pt" style:font-weight-complex="normal"/>
    </style:style>
    <style:style style:name="T14" style:family="text">
      <style:text-properties fo:font-size="15pt" fo:font-weight="normal" officeooo:rsid="004a76a7" style:font-size-asian="13.1000003814697pt" style:font-weight-asian="normal" style:font-size-complex="15pt" style:font-weight-complex="normal"/>
    </style:style>
    <style:style style:name="T15" style:family="text">
      <style:text-properties fo:font-size="15pt" fo:font-weight="normal" officeooo:rsid="004ab633" style:font-size-asian="13.1000003814697pt" style:font-weight-asian="normal" style:font-size-complex="15pt" style:font-weight-complex="normal"/>
    </style:style>
    <style:style style:name="T16" style:family="text">
      <style:text-properties fo:font-size="15pt" fo:font-weight="normal" officeooo:rsid="004cb2c7" style:font-size-asian="13.1000003814697pt" style:font-weight-asian="normal" style:font-size-complex="15pt" style:font-weight-complex="normal"/>
    </style:style>
    <style:style style:name="T17" style:family="text">
      <style:text-properties fo:font-size="15pt" fo:font-weight="normal" officeooo:rsid="004d25b5" style:font-size-asian="13.1000003814697pt" style:font-weight-asian="normal" style:font-size-complex="15pt" style:font-weight-complex="normal"/>
    </style:style>
    <style:style style:name="T18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5pt" fo:font-style="normal" fo:font-weight="normal" officeooo:rsid="0058db8c" style:font-size-asian="13.1000003814697pt" style:font-style-asian="normal" style:font-weight-asian="normal" style:font-size-complex="15pt" style:font-style-complex="normal" style:font-weight-complex="normal"/>
    </style:style>
    <style:style style:name="T20" style:family="text">
      <style:text-properties fo:font-size="15pt" fo:font-style="normal" fo:font-weight="normal" officeooo:rsid="005a3946" style:font-size-asian="13.1000003814697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size="15pt" fo:font-style="normal" fo:font-weight="normal" officeooo:rsid="00851ed5" style:font-size-asian="13.1000003814697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size="15pt" fo:font-style="normal" fo:font-weight="normal" officeooo:rsid="00871dcb" style:font-size-asian="13.1000003814697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size="15pt" fo:font-style="normal" fo:font-weight="normal" officeooo:rsid="0087d7a3" style:font-size-asian="13.1000003814697pt" style:font-style-asian="normal" style:font-weight-asian="normal" style:font-size-complex="15pt" style:font-style-complex="normal" style:font-weight-complex="normal"/>
    </style:style>
    <style:style style:name="T24" style:family="text">
      <style:text-properties fo:font-size="15pt" fo:font-style="normal" fo:font-weight="normal" officeooo:rsid="008c743a" style:font-size-asian="13.1000003814697pt" style:font-style-asian="normal" style:font-weight-asian="normal" style:font-size-complex="15pt" style:font-style-complex="normal" style:font-weight-complex="normal"/>
    </style:style>
    <style:style style:name="T25" style:family="text">
      <style:text-properties fo:font-size="15pt" fo:font-style="normal" style:font-size-asian="13.1000003814697pt" style:font-style-asian="normal" style:font-size-complex="15pt" style:font-style-complex="normal"/>
    </style:style>
    <style:style style:name="T26" style:family="text">
      <style:text-properties fo:font-size="15pt" fo:font-style="normal" officeooo:rsid="0064e44c" style:font-size-asian="13.1000003814697pt" style:font-style-asian="normal" style:font-size-complex="15pt" style:font-style-complex="normal"/>
    </style:style>
    <style:style style:name="T27" style:family="text">
      <style:text-properties fo:font-size="15pt" fo:font-style="normal" officeooo:rsid="0066a403" style:font-size-asian="13.1000003814697pt" style:font-style-asian="normal" style:font-size-complex="15pt" style:font-style-complex="normal"/>
    </style:style>
    <style:style style:name="T28" style:family="text">
      <style:text-properties fo:font-size="15pt" fo:font-weight="bold" officeooo:rsid="00387cd4" style:font-size-asian="13.1000003814697pt" style:font-weight-asian="bold" style:font-size-complex="15pt" style:font-weight-complex="bold"/>
    </style:style>
    <style:style style:name="T29" style:family="text">
      <style:text-properties fo:font-size="15pt" fo:font-weight="bold" officeooo:rsid="0039ffd4" style:font-size-asian="13.1000003814697pt" style:font-weight-asian="bold" style:font-size-complex="15pt" style:font-weight-complex="bold"/>
    </style:style>
    <style:style style:name="T30" style:family="text">
      <style:text-properties fo:font-size="15pt" fo:font-weight="bold" officeooo:rsid="003a5ff8" style:font-size-asian="13.1000003814697pt" style:font-weight-asian="bold" style:font-size-complex="15pt" style:font-weight-complex="bold"/>
    </style:style>
    <style:style style:name="T31" style:family="text">
      <style:text-properties fo:font-size="15pt" fo:font-style="italic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32" style:family="text">
      <style:text-properties fo:font-size="15pt" fo:font-style="italic" fo:font-weight="normal" officeooo:rsid="00871dcb" style:font-size-asian="13.1000003814697pt" style:font-style-asian="italic" style:font-weight-asian="normal" style:font-size-complex="15pt" style:font-style-complex="italic" style:font-weight-complex="normal"/>
    </style:style>
    <style:style style:name="T33" style:family="text">
      <style:text-properties fo:font-size="15pt" fo:font-style="italic" fo:font-weight="normal" officeooo:rsid="0087d7a3" style:font-size-asian="13.1000003814697pt" style:font-style-asian="italic" style:font-weight-asian="normal" style:font-size-complex="15pt" style:font-style-complex="italic" style:font-weight-complex="normal"/>
    </style:style>
    <style:style style:name="T34" style:family="text">
      <style:text-properties officeooo:rsid="001ff98b"/>
    </style:style>
    <style:style style:name="T35" style:family="text">
      <style:text-properties officeooo:rsid="0021a8cf"/>
    </style:style>
    <style:style style:name="T36" style:family="text">
      <style:text-properties officeooo:rsid="0023d752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49459d" style:font-style-asian="normal" style:font-style-complex="normal"/>
    </style:style>
    <style:style style:name="T39" style:family="text">
      <style:text-properties fo:font-style="normal" officeooo:rsid="004a76a7" style:font-style-asian="normal" style:font-style-complex="normal"/>
    </style:style>
    <style:style style:name="T40" style:family="text">
      <style:text-properties fo:font-style="normal" officeooo:rsid="004fb0ef" style:font-style-asian="normal" style:font-style-complex="normal"/>
    </style:style>
    <style:style style:name="T41" style:family="text">
      <style:text-properties fo:font-style="normal" officeooo:rsid="00828658" style:font-style-asian="normal" style:font-style-complex="normal"/>
    </style:style>
    <style:style style:name="T42" style:family="text">
      <style:text-properties fo:font-style="normal" officeooo:rsid="0084458b" style:font-style-asian="normal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8f431e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910dfa" style:font-style-asian="normal" style:font-weight-asian="normal" style:font-style-complex="normal" style:font-weight-complex="normal"/>
    </style:style>
    <style:style style:name="T46" style:family="text">
      <style:text-properties officeooo:rsid="002cc528"/>
    </style:style>
    <style:style style:name="T47" style:family="text">
      <style:text-properties officeooo:rsid="002dc0f1"/>
    </style:style>
    <style:style style:name="T48" style:family="text">
      <style:text-properties officeooo:rsid="0034300a"/>
    </style:style>
    <style:style style:name="T49" style:family="text">
      <style:text-properties officeooo:rsid="003670d7"/>
    </style:style>
    <style:style style:name="T50" style:family="text">
      <style:text-properties officeooo:rsid="0039ffd4"/>
    </style:style>
    <style:style style:name="T51" style:family="text">
      <style:text-properties officeooo:rsid="003d12c7"/>
    </style:style>
    <style:style style:name="T52" style:family="text">
      <style:text-properties officeooo:rsid="003d9808"/>
    </style:style>
    <style:style style:name="T53" style:family="text">
      <style:text-properties officeooo:rsid="003ef33d"/>
    </style:style>
    <style:style style:name="T54" style:family="text">
      <style:text-properties officeooo:rsid="003fb5c7"/>
    </style:style>
    <style:style style:name="T55" style:family="text">
      <style:text-properties officeooo:rsid="004060ea"/>
    </style:style>
    <style:style style:name="T56" style:family="text">
      <style:text-properties officeooo:rsid="00442d48"/>
    </style:style>
    <style:style style:name="T57" style:family="text">
      <style:text-properties officeooo:rsid="0047958a"/>
    </style:style>
    <style:style style:name="T58" style:family="text">
      <style:text-properties officeooo:rsid="0047ae80"/>
    </style:style>
    <style:style style:name="T59" style:family="text">
      <style:text-properties officeooo:rsid="0049459d"/>
    </style:style>
    <style:style style:name="T60" style:family="text">
      <style:text-properties officeooo:rsid="004a76a7"/>
    </style:style>
    <style:style style:name="T61" style:family="text">
      <style:text-properties officeooo:rsid="004ab633"/>
    </style:style>
    <style:style style:name="T62" style:family="text">
      <style:text-properties officeooo:rsid="0056ed50"/>
    </style:style>
    <style:style style:name="T63" style:family="text">
      <style:text-properties officeooo:rsid="005ff66d"/>
    </style:style>
    <style:style style:name="T64" style:family="text">
      <style:text-properties officeooo:rsid="00613ccc"/>
    </style:style>
    <style:style style:name="T65" style:family="text">
      <style:text-properties officeooo:rsid="006ab8ca"/>
    </style:style>
    <style:style style:name="T66" style:family="text">
      <style:text-properties officeooo:rsid="006e13b2"/>
    </style:style>
    <style:style style:name="T67" style:family="text">
      <style:text-properties officeooo:rsid="007cee04"/>
    </style:style>
    <style:style style:name="T68" style:family="text">
      <style:text-properties officeooo:rsid="007e2f67"/>
    </style:style>
    <style:style style:name="T69" style:family="text">
      <style:text-properties officeooo:rsid="007f7b4f"/>
    </style:style>
    <style:style style:name="T70" style:family="text">
      <style:text-properties officeooo:rsid="0089fbdd"/>
    </style:style>
    <style:style style:name="T71" style:family="text">
      <style:text-properties officeooo:rsid="008a20da"/>
    </style:style>
    <style:style style:name="T72" style:family="text">
      <style:text-properties officeooo:rsid="008b7b34"/>
    </style:style>
    <style:style style:name="T73" style:family="text">
      <style:text-properties officeooo:rsid="008ed515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size="14pt" fo:font-style="normal" fo:font-weight="normal" officeooo:rsid="008f431e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size="14pt" fo:font-style="normal" fo:font-weight="normal" officeooo:rsid="00937136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size="14pt" fo:font-style="normal" style:font-size-asian="14pt" style:font-style-asian="normal" style:font-size-complex="14pt" style:font-style-complex="normal"/>
    </style:style>
    <style:style style:name="T79" style:family="text">
      <style:text-properties fo:font-size="14pt" fo:font-style="normal" officeooo:rsid="0086532d" style:font-size-asian="14pt" style:font-style-asian="normal" style:font-size-complex="14pt" style:font-style-complex="normal"/>
    </style:style>
    <style:style style:name="T80" style:family="text">
      <style:text-properties fo:font-size="14pt" fo:font-style="normal" officeooo:rsid="0095e5d7" style:font-size-asian="14pt" style:font-style-asian="normal" style:font-size-complex="14pt" style:font-style-complex="normal"/>
    </style:style>
    <style:style style:name="T81" style:family="text">
      <style:text-properties fo:font-size="14pt" fo:font-style="normal" officeooo:rsid="0095f69b" style:font-size-asian="14pt" style:font-style-asian="normal" style:font-size-complex="14pt" style:font-style-complex="normal"/>
    </style:style>
    <style:style style:name="T82" style:family="text">
      <style:text-properties fo:font-size="14pt" style:font-size-asian="14pt" style:font-size-complex="14pt"/>
    </style:style>
    <style:style style:name="T83" style:family="text">
      <style:text-properties fo:font-size="14pt" officeooo:rsid="0086532d" style:font-size-asian="14pt" style:font-size-complex="14pt"/>
    </style:style>
    <style:style style:name="T84" style:family="text">
      <style:text-properties fo:font-size="14pt" fo:font-style="italic" fo:font-weight="normal" officeooo:rsid="0095f69b" style:font-size-asian="14pt" style:font-style-asian="italic" style:font-weight-asian="normal" style:font-size-complex="14pt" style:font-style-complex="italic" style:font-weight-complex="normal"/>
    </style:style>
    <style:style style:name="T85" style:family="text">
      <style:text-properties officeooo:rsid="00963924"/>
    </style:style>
    <style:style style:name="T86" style:family="text">
      <style:text-properties officeooo:rsid="0097c0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<text:span text:style-name="T36">ariables para el prompt:</text:span></text:p>
      <text:list xml:id="list2837610607" text:style-name="L1">
        <text:list-item>
          <text:list>
            <text:list-item>
              <text:p text:style-name="P38">\e <text:tab/><text:tab/>→<text:span text:style-name="T35">Carácter ASCII de escape</text:span></text:p>
            </text:list-item>
            <text:list-item>
              <text:p text:style-name="P38">0;32m <text:tab/>→ color personali<text:span text:style-name="T35">zado</text:span></text:p>
            </text:list-item>
            <text:list-item>
              <text:p text:style-name="P87"><text:span text:style-name="T6">\u <text:tab/><text:tab/>→ n</text:span><text:span text:style-name="T7">ombre de usuario</text:span></text:p>
            </text:list-item>
            <text:list-item>
              <text:p text:style-name="P38">\s<text:tab/><text:tab/>→ nom<text:span text:style-name="T35">bre</text:span> del shell</text:p>
            </text:list-item>
            <text:list-item>
              <text:p text:style-name="P38">\d<text:tab/><text:tab/>→ data del d<text:span text:style-name="T35">í</text:span>a actual</text:p>
            </text:list-item>
            <text:list-item>
              <text:p text:style-name="P38">\T<text:tab/><text:tab/>→ hora en format<text:span text:style-name="T35">o</text:span> hh:mm:ss</text:p>
            </text:list-item>
            <text:list-item>
              <text:p text:style-name="P38">\A<text:tab/><text:tab/>→ hora en format<text:span text:style-name="T35">o</text:span> 24h <text:span text:style-name="T34">hh:mm</text:span></text:p>
            </text:list-item>
            <text:list-item>
              <text:p text:style-name="P38">\h <text:tab/><text:tab/>→<text:span text:style-name="T34"> </text:span>Nombre del host.</text:p>
            </text:list-item>
            <text:list-item>
              <text:p text:style-name="P38">\H <text:tab/><text:tab/>→<text:span text:style-name="T34"> </text:span>Nombre del host completo.</text:p>
            </text:list-item>
            <text:list-item>
              <text:p text:style-name="P38">\w <text:tab/><text:tab/>→<text:span text:style-name="T34"> </text:span>Path del directorio de trabajo actual.</text:p>
            </text:list-item>
            <text:list-item>
              <text:p text:style-name="P38">\W <text:tab/><text:tab/>→<text:span text:style-name="T34"> </text:span>Nombre del directorio de trabajo actual.</text:p>
            </text:list-item>
            <text:list-item>
              <text:p text:style-name="P38">\d <text:tab/><text:tab/>→ Fecha actual en formato (dia, mes, lun jul 27.</text:p>
            </text:list-item>
            <text:list-item>
              <text:p text:style-name="P38">\t <text:tab/><text:tab/>→<text:span text:style-name="T34"> </text:span>Hora actual en formato 24 horas (HH:MM:SS).</text:p>
            </text:list-item>
            <text:list-item>
              <text:p text:style-name="P38">\T <text:tab/><text:tab/>→<text:span text:style-name="T34"> </text:span>Hora actual en formato 12 horas (HH:MM:SS).</text:p>
            </text:list-item>
            <text:list-item>
              <text:p text:style-name="P38">\@ <text:tab/><text:tab/>→<text:span text:style-name="T34"> </text:span>Hora actual en formato 12 horas (am/pm).</text:p>
            </text:list-item>
            <text:list-item>
              <text:p text:style-name="P38">\n <text:tab/><text:tab/>→Nueva línea.</text:p>
            </text:list-item>
            <text:list-item>
              <text:p text:style-name="P38">\r <text:tab/><text:tab/>→Retorno de carro (enter/intro).</text:p>
            </text:list-item>
            <text:list-item>
              <text:p text:style-name="P38">\v <text:tab/><text:tab/>→Versión de bash.</text:p>
            </text:list-item>
            <text:list-item>
              <text:p text:style-name="P38">\V <text:tab/><text:tab/>→<text:span text:style-name="T34"> </text:span>Numero de la release de bash.</text:p>
            </text:list-item>
            <text:list-item>
              <text:p text:style-name="P38">\! <text:tab/><text:tab/>→<text:span text:style-name="T34"> </text:span>Número en el historial del comando ejecutado.</text:p>
            </text:list-item>
            <text:list-item>
              <text:p text:style-name="P38">\# <text:tab/><text:tab/>→<text:span text:style-name="T34"> </text:span>Número de comando de este comando.</text:p>
            </text:list-item>
            <text:list-item>
              <text:p text:style-name="P38">\$ <text:tab/><text:tab/>→<text:span text:style-name="T34"> </text:span>Si se tra<text:span text:style-name="T34">t</text:span>a de un usuario normal, aparece un $. Si se trata del usuario root, aparece un #.</text:p>
            </text:list-item>
            <text:list-item>
              <text:p text:style-name="P38">\\ <text:tab/><text:tab/>→<text:span text:style-name="T34"> </text:span>Barra diagonal.</text:p>
            </text:list-item>
            <text:list-item>
              <text:p text:style-name="P38">\[ <text:tab/><text:tab/>→<text:span text:style-name="T34"> </text:span>Inicio de una secuencia de caracteres no imprimibles.</text:p>
            </text:list-item>
            <text:list-item>
              <text:p text:style-name="P38">\] <text:tab/><text:tab/>→<text:span text:style-name="T34"> </text:span>Fin de una secuencia de caracteres no imprimibles.</text:p>
            </text:list-item>
            <text:list-item>
              <text:p text:style-name="P38"><text:span text:style-name="T34">C</text:span>arácter<text:tab/>→ <text:span text:style-name="T35">C</text:span>arácter que deseamos que aparezca sin la barra (\)</text:p>
            </text:list-item>
          </text:list>
        </text:list-item>
      </text:list>
      <text:p text:style-name="P18">Visualizar contenido</text:p>
      <text:list xml:id="list3644525849" text:style-name="L2">
        <text:list-item>
          <text:p text:style-name="P39">head<text:tab/><text:tab/>→ visualizar por arriba del fichero</text:p>
          <text:list>
            <text:list-item>
              <text:p text:style-name="P40">-n<text:tab/>→ número de línea(s)</text:p>
            </text:list-item>
            <text:list-item>
              <text:p text:style-name="P88"><text:span text:style-name="T8">-c <text:s/><text:tab/>→ número de b</text:span><text:span text:style-name="T9">ytes</text:span></text:p>
            </text:list-item>
          </text:list>
        </text:list-item>
        <text:list-item>
          <text:p text:style-name="P41">tail<text:tab/>→ visualizar por debajo del fichero</text:p>
          <text:list>
            <text:list-item>
              <text:p text:style-name="P42">-n <text:tab/>→ número de línea(s)</text:p>
            </text:list-item>
            <text:list-item>
              <text:p text:style-name="P89"><text:span text:style-name="T8">-c <text:s/><text:tab/>→número de b</text:span><text:span text:style-name="T9">ytes</text:span></text:p>
            </text:list-item>
          </text:list>
        </text:list-item>
        <text:list-item>
          <text:p text:style-name="P43">wc</text:p>
          <text:list>
            <text:list-item>
              <text:p text:style-name="P43">-c<text:tab/>→ número de bytes</text:p>
            </text:list-item>
            <text:list-item>
              <text:p text:style-name="P43">-m<text:tab/>→ número de caracteres</text:p>
            </text:list-item>
            <text:list-item>
              <text:p text:style-name="P43">-l<text:tab/>→ número de líneas</text:p>
            </text:list-item>
            <text:list-item>
              <text:p text:style-name="P43">-<text:span text:style-name="T48">w<text:tab/>→ número de palabras</text:span></text:p>
            </text:list-item>
          </text:list>
        </text:list-item>
      </text:list>
      <text:p text:style-name="P3"><text:soft-page-break/>Visualizar el tamaño de los ficheros:</text:p>
      <text:list xml:id="list685792585" text:style-name="L3">
        <text:list-item>
          <text:p text:style-name="P44">du</text:p>
          <text:list>
            <text:list-item>
              <text:p text:style-name="P44">-h<text:tab/>→ formato humano (K, M, G)</text:p>
            </text:list-item>
            <text:list-item>
              <text:p text:style-name="P44">-b<text:tab/>→ formato bytes</text:p>
            </text:list-item>
            <text:list-item>
              <text:p text:style-name="P44">-c<text:tab/>→ total del contenido (para directorios)</text:p>
            </text:list-item>
            <text:list-item>
              <text:p text:style-name="P44">-s<text:tab/>→ total del argumento</text:p>
            </text:list-item>
          </text:list>
        </text:list-item>
      </text:list>
      <text:p text:style-name="P4">Comando DATE</text:p>
      <text:list xml:id="list2175208698" text:style-name="L4">
        <text:list-item>
          <text:p text:style-name="P45">date</text:p>
          <text:list>
            <text:list-item>
              <text:p text:style-name="P45">%k<text:tab/>→<text:span text:style-name="T46"> horas</text:span></text:p>
            </text:list-item>
            <text:list-item>
              <text:p text:style-name="P45">%M<text:tab/>→<text:span text:style-name="T46"> minutos</text:span></text:p>
            </text:list-item>
            <text:list-item>
              <text:p text:style-name="P45">%n<text:tab/>→<text:span text:style-name="T46"> salto de línea</text:span></text:p>
            </text:list-item>
            <text:list-item>
              <text:p text:style-name="P45">%m<text:tab/>→<text:span text:style-name="T46"> mes del año</text:span></text:p>
            </text:list-item>
            <text:list-item>
              <text:p text:style-name="P45">%C<text:tab/>→<text:span text:style-name="T46"> siglo</text:span></text:p>
            </text:list-item>
            <text:list-item>
              <text:p text:style-name="P45">%j<text:tab/>→<text:span text:style-name="T46"> día del año</text:span></text:p>
            </text:list-item>
            <text:list-item>
              <text:p text:style-name="P45">%F<text:tab/>→<text:span text:style-name="T46"> fecha en formato (AAAA-MM-DD)</text:span></text:p>
            </text:list-item>
            <text:list-item>
              <text:p text:style-name="P45">%d<text:tab/>→<text:span text:style-name="T46"> día del mes</text:span></text:p>
            </text:list-item>
            <text:list-item>
              <text:p text:style-name="P45">%t<text:tab/>→<text:span text:style-name="T46"> salto</text:span></text:p>
            </text:list-item>
            <text:list-item>
              <text:p text:style-name="P45">%H<text:tab/>→<text:span text:style-name="T46"> horas</text:span></text:p>
            </text:list-item>
            <text:list-item>
              <text:p text:style-name="P45">%<text:span text:style-name="T46">Y<text:tab/>→ año</text:span></text:p>
            </text:list-item>
            <text:list-item>
              <text:p text:style-name="P45">%<text:span text:style-name="T46">D<text:tab/>→ fecha en formato (MM-DD-AA)</text:span></text:p>
            </text:list-item>
            <text:list-item>
              <text:p text:style-name="P45">%<text:span text:style-name="T46">e<text:tab/>→ día del mes</text:span></text:p>
            </text:list-item>
            <text:list-item>
              <text:p text:style-name="P45">%<text:span text:style-name="T46">c<text:tab/>→ Día de la semana, día del mes, mes del año, año, hora:minutos:segundos AM/PM UTC</text:span></text:p>
            </text:list-item>
            <text:list-item>
              <text:p text:style-name="P45">%<text:span text:style-name="T47">B<text:tab/>→ Mes del año (Febrero)</text:span></text:p>
            </text:list-item>
            <text:list-item>
              <text:p text:style-name="P45">%<text:span text:style-name="T47">b<text:tab/>→ Mes del año en formato corto (Feb)</text:span></text:p>
            </text:list-item>
          </text:list>
        </text:list-item>
        <text:list-item>
          <text:p text:style-name="P46">cal</text:p>
          <text:list>
            <text:list-item>
              <text:p text:style-name="P46">-y <text:tab/>→ año para visualizar</text:p>
            </text:list-item>
          </text:list>
        </text:list-item>
      </text:list>
      <text:p text:style-name="P5">Comando GREP<text:tab/><text:span text:style-name="T50">(filtra contenido)</text:span></text:p>
      <text:list xml:id="list804127187" text:style-name="L5">
        <text:list-item>
          <text:p text:style-name="P47">grep</text:p>
          <text:list>
            <text:list-item>
              <text:p text:style-name="P47">^x<text:tab/><text:tab/><text:tab/>→ que empiecen por x</text:p>
            </text:list-item>
            <text:list-item>
              <text:p text:style-name="P47">x$<text:tab/><text:tab/><text:tab/>→ que acaben por x</text:p>
            </text:list-item>
            <text:list-item>
              <text:p text:style-name="P47">[xd]<text:tab/><text:tab/><text:tab/>→ que contengan x o d</text:p>
            </text:list-item>
            <text:list-item>
              <text:p text:style-name="P47">“\&lt;coche\&gt;”<text:tab/>→ que contengan la palabra “coche”</text:p>
            </text:list-item>
            <text:list-item>
              <text:p text:style-name="P47">“\&lt;co”<text:tab/><text:tab/><text:tab/>→ cualquier palabra que empiece por “co”</text:p>
            </text:list-item>
            <text:list-item>
              <text:p text:style-name="P47">“co\&gt;”<text:tab/><text:tab/><text:tab/>→ que acabe por “co”</text:p>
            </text:list-item>
            <text:list-item>
              <text:p text:style-name="P47">“n\{2,\}”<text:tab/><text:span text:style-name="T49">== “nn”</text:span>→ Las líneas que contengan dos “n” seguidas</text:p>
            </text:list-item>
            <text:list-item>
              <text:p text:style-name="P47">-</text:p>
            </text:list-item>
          </text:list>
        </text:list-item>
      </text:list>
      <text:p text:style-name="P36"><text:span text:style-name="T28">Comando C</text:span><text:span text:style-name="T29">UT<text:tab/>(</text:span><text:span text:style-name="T30">filtrar por columnas)</text:span></text:p>
      <text:list xml:id="list3977129336" text:style-name="L6">
        <text:list-item>
          <text:p text:style-name="P48">cut</text:p>
          <text:list>
            <text:list-item>
              <text:p text:style-name="P48">-d“ “<text:tab/><text:tab/>→ delimitador</text:p>
            </text:list-item>
            <text:list-item>
              <text:p text:style-name="P48">-f<text:tab/><text:tab/>→ field “columna”</text:p>
            </text:list-item>
          </text:list>
        </text:list-item>
      </text:list>
      <text:p text:style-name="P6"/>
      <text:p text:style-name="P7">Comando TR<text:tab/>(cambia caracteres)</text:p>
      <text:list xml:id="list840523967" text:style-name="L7">
        <text:list-item>
          <text:p text:style-name="P49">tr</text:p>
          <text:list>
            <text:list-item>
              <text:p text:style-name="P50">[:lower:] [:upper:]→cambia los caracteres a mayúsculas</text:p>
            </text:list-item>
            <text:list-item>
              <text:p text:style-name="P49">‘a-z’ ‘A-Z’ <text:tab/><text:tab/>→ cambia los caracteres a mayúsculas</text:p>
            </text:list-item>
            <text:list-item>
              <text:p text:style-name="P49">-s “ “<text:tab/><text:tab/><text:tab/>→ elimina caracteres repetidos</text:p>
            </text:list-item>
          </text:list>
        </text:list-item>
      </text:list>
      <text:p text:style-name="P12"/>
      <text:p text:style-name="P8">Comando SORT<text:tab/>(ordena el contenido)</text:p>
      <text:list xml:id="list2393772930" text:style-name="L8">
        <text:list-item>
          <text:p text:style-name="P51">sort</text:p>
          <text:list>
            <text:list-item>
              <text:p text:style-name="P51">-b<text:tab/>→ <text:span text:style-name="T51">ignora los espacios en blanco</text:span></text:p>
            </text:list-item>
            <text:list-item>
              <text:p text:style-name="P51">-d<text:tab/>→ <text:span text:style-name="T51">ignora los caracteres excepto letras, números y espacios</text:span></text:p>
            </text:list-item>
            <text:list-item>
              <text:p text:style-name="P51">-f<text:tab/>→ <text:span text:style-name="T52">considera iguales las mayúsculas y minúsculas</text:span></text:p>
            </text:list-item>
            <text:list-item>
              <text:p text:style-name="P51">-n<text:tab/>→ <text:span text:style-name="T53">ordena por valor numérico</text:span></text:p>
            </text:list-item>
            <text:list-item>
              <text:p text:style-name="P51">-r<text:tab/>→ <text:span text:style-name="T53">invierte el orden</text:span></text:p>
            </text:list-item>
            <text:list-item>
              <text:p text:style-name="P51">-k<text:tab/>→ <text:span text:style-name="T54">ordena por columna indicada (1 - 2)</text:span></text:p>
            </text:list-item>
            <text:list-item>
              <text:p text:style-name="P51">-o<text:tab/>→ <text:span text:style-name="T54">escribir el resultado en el fichero que se indique</text:span></text:p>
            </text:list-item>
            <text:list-item>
              <text:p text:style-name="P51">-<text:span text:style-name="T51">t<text:tab/>→ indicar separador “”.</text:span></text:p>
            </text:list-item>
            <text:list-item>
              <text:p text:style-name="P51">-<text:span text:style-name="T55">c<text:tab/>→ comprueba si está ordenado</text:span></text:p>
            </text:list-item>
          </text:list>
        </text:list-item>
      </text:list>
      <text:p text:style-name="P13"/>
      <text:p text:style-name="P9">Comando FIND</text:p>
      <text:list xml:id="list3472758847" text:style-name="L9">
        <text:list-item>
          <text:p text:style-name="P52">find</text:p>
          <text:list>
            <text:list-item>
              <text:p text:style-name="P90"><text:span text:style-name="T10">-</text:span><text:span text:style-name="T11">mtime<text:tab/><text:tab/><text:tab/>→ f</text:span><text:span text:style-name="T12">echa de modificación del fichero</text:span></text:p>
            </text:list-item>
            <text:list-item>
              <text:p text:style-name="P52">-<text:span text:style-name="T56">name “*.tmp”<text:tab/>→ nombre del fichero</text:span></text:p>
            </text:list-item>
            <text:list-item>
              <text:p text:style-name="P52">-<text:span text:style-name="T56">exec<text:tab/><text:tab/><text:tab/>→ ejecutar un comando</text:span></text:p>
            </text:list-item>
            <text:list-item>
              <text:p text:style-name="P52">-<text:span text:style-name="T56">user<text:tab/><text:tab/><text:tab/>→ indica el usuario</text:span></text:p>
            </text:list-item>
            <text:list-item>
              <text:p text:style-name="P52">-<text:span text:style-name="T56">anewer<text:tab/><text:tab/><text:tab/>→ El fichero más nuevo</text:span></text:p>
            </text:list-item>
            <text:list-item>
              <text:p text:style-name="P52">-<text:span text:style-name="T61">atime<text:tab/><text:tab/><text:tab/>→ Archivo accedido </text:span><text:span text:style-name="T4">n </text:span><text:span text:style-name="T40">horas antes</text:span></text:p>
            </text:list-item>
            <text:list-item>
              <text:p text:style-name="P53">-amin<text:tab/><text:tab/><text:tab/>→ <text:span text:style-name="T59">fichero accedido </text:span><text:span text:style-name="T2">n </text:span><text:span text:style-name="T38">minutos antes</text:span></text:p>
            </text:list-item>
            <text:list-item>
              <text:p text:style-name="P53">-type<text:tab/><text:tab/><text:tab/>→ <text:span text:style-name="T57">tipo de fichero (f = fichero, d= directorio)</text:span></text:p>
            </text:list-item>
            <text:list-item>
              <text:p text:style-name="P53">-size<text:tab/><text:tab/><text:tab/>→ <text:span text:style-name="T57">tamaño del fichero</text:span></text:p>
              <text:list>
                <text:list-item>
                  <text:p text:style-name="P53">-<text:span text:style-name="T60">m<text:tab/><text:tab/>→ tamaño menor a ...</text:span></text:p>
                </text:list-item>
                <text:list-item>
                  <text:p text:style-name="P54">+m<text:tab/><text:tab/>→ tamaño mayor a ...</text:p>
                </text:list-item>
              </text:list>
            </text:list-item>
            <text:list-item>
              <text:p text:style-name="P53">-a<text:tab/><text:tab/><text:tab/>→ equivalente a operador lógico AND</text:p>
            </text:list-item>
            <text:list-item>
              <text:p text:style-name="P53">-exec {}<text:tab/><text:tab/><text:tab/>→ <text:span text:style-name="T57">ejecuta sobre todos los ficheros que coincidan con la búsqueda.</text:span></text:p>
            </text:list-item>
            <text:list-item>
              <text:p text:style-name="P91"><text:span text:style-name="T13">-</text:span><text:span text:style-name="T14">cnewer<text:tab/><text:tab/><text:tab/>→ </text:span><text:span text:style-name="T15">f</text:span><text:span text:style-name="T16">ichero cambiado</text:span><text:span text:style-name="T15"> pero no accedido</text:span></text:p>
            </text:list-item>
            <text:list-item>
              <text:p text:style-name="P91"><text:soft-page-break/><text:span text:style-name="T14">-ctime<text:tab/><text:tab/><text:tab/>→ </text:span><text:span text:style-name="T15">f</text:span><text:span text:style-name="T16">ichero cambiado pero no accedido pero expresado en un tiempo indicado -</text:span><text:span text:style-name="T17">n/+n 1 (dia)</text:span></text:p>
            </text:list-item>
            <text:list-item>
              <text:p text:style-name="P53">-<text:span text:style-name="T58">cmin<text:tab/><text:tab/><text:tab/>→ estado del fichero cambiado </text:span><text:span text:style-name="T3">n</text:span><text:span text:style-name="T39"> minutos antes</text:span></text:p>
            </text:list-item>
            <text:list-item>
              <text:p text:style-name="P53">-<text:span text:style-name="T58">P<text:tab/><text:tab/><text:tab/>→ no seguir los enlaces simbólicos</text:span></text:p>
            </text:list-item>
            <text:list-item>
              <text:p text:style-name="P53">-<text:span text:style-name="T58">L<text:tab/><text:tab/><text:tab/>→ seguir los enlaces simbólicos</text:span></text:p>
            </text:list-item>
          </text:list>
        </text:list-item>
      </text:list>
      <text:p text:style-name="P10">V<text:span text:style-name="T62">ARIABLES EN LINUX</text:span></text:p>
      <text:list xml:id="list2235054582" text:style-name="L10">
        <text:list-item>
          <text:p text:style-name="P55">Crear una variable</text:p>
        </text:list-item>
      </text:list>
      <text:p text:style-name="P14"><text:tab/>x=hola</text:p>
      <text:p text:style-name="P14"/>
      <text:list xml:id="list3975994989" text:style-name="L11">
        <text:list-item>
          <text:p text:style-name="P56">Mostrar variable</text:p>
        </text:list-item>
      </text:list>
      <text:p text:style-name="P15"><text:tab/>echo $x</text:p>
      <text:p text:style-name="P15"/>
      <text:list xml:id="list1247305554" text:style-name="L12">
        <text:list-item>
          <text:p text:style-name="P57">Borrar variable</text:p>
          <text:list>
            <text:list-header>
              <text:p text:style-name="P57">unset x</text:p>
            </text:list-header>
          </text:list>
        </text:list-item>
        <text:list-item>
          <text:p text:style-name="P58">Mostrar las variables del entorno <text:span text:style-name="T64">y área local</text:span></text:p>
        </text:list-item>
      </text:list>
      <text:p text:style-name="P17"><text:tab/><text:span text:style-name="T63">set</text:span></text:p>
      <text:p text:style-name="P16"/>
      <text:p text:style-name="P11">VARIABLES PREDEFINIDAS</text:p>
      <text:list xml:id="list2041842326" text:style-name="L13">
        <text:list-item>
          <text:p text:style-name="P59">$HOME <text:tab/><text:tab/>→ Define el directorio personal del usuario.</text:p>
        </text:list-item>
        <text:list-item>
          <text:p text:style-name="P59">$PATH <text:tab/><text:tab/>→ Determina los directorios de las ordenes y programas ejecutables.</text:p>
        </text:list-item>
        <text:list-item>
          <text:p text:style-name="P60">$PS1 <text:tab/><text:tab/>→ Define el <text:span text:style-name="T1">prompt </text:span><text:span text:style-name="T37">del shell principal.</text:span></text:p>
        </text:list-item>
        <text:list-item>
          <text:p text:style-name="P92"><text:span text:style-name="T19">$TMOUT<text:tab/>→ </text:span><text:span text:style-name="T20">Define el tiempo de inactividad antes de que el shell se cierre.</text:span></text:p>
        </text:list-item>
        <text:list-item>
          <text:p text:style-name="P96"><text:span text:style-name="T20">$ <text:tab/><text:tab/>→</text:span><text:span text:style-name="T18"> Define el PID del proceso que está ejecutando el shell actual.</text:span></text:p>
        </text:list-item>
      </text:list>
      <text:p text:style-name="P19">METACARÁCTERES</text:p>
      <text:list xml:id="list190118221" text:style-name="L14">
        <text:list-item>
          <text:p text:style-name="P97"><text:span text:style-name="T25">?<text:tab/>→</text:span><text:span text:style-name="T26"> Sustituye a cualquier carácter, sin contar el primer punto.</text:span></text:p>
          <text:list>
            <text:list-item>
              <text:list>
                <text:list-item>
                  <text:p text:style-name="P98"><text:span text:style-name="T27">l</text:span><text:span text:style-name="T25">s -l ????</text:span></text:p>
                </text:list-item>
              </text:list>
            </text:list-item>
          </text:list>
        </text:list-item>
        <text:list-item>
          <text:p text:style-name="P98"><text:span text:style-name="T26">[</text:span><text:span text:style-name="T25"> ]<text:tab/>→ Define un rango de caracteres </text:span></text:p>
          <text:list>
            <text:list-item>
              <text:list>
                <text:list-header>
                  <text:p text:style-name="P99"><text:span text:style-name="T26">l</text:span><text:span text:style-name="T25">s [a-n]???</text:span></text:p>
                </text:list-header>
              </text:list>
            </text:list-item>
          </text:list>
        </text:list-item>
      </text:list>
      <text:p text:style-name="P20">Comando UNAME</text:p>
      <text:list xml:id="list3697194094" text:style-name="L15">
        <text:list-item>
          <text:p text:style-name="P61">uname (Sirve para obtener información del sistema<text:span text:style-name="T66">)</text:span></text:p>
          <text:list>
            <text:list-item>
              <text:p text:style-name="P61">-a<text:tab/>→ Muestra toda la información</text:p>
            </text:list-item>
            <text:list-item>
              <text:p text:style-name="P61">-m<text:tab/>→ Muestra el tipo de hardware y procesador</text:p>
            </text:list-item>
            <text:list-item>
              <text:p text:style-name="P61">-n<text:tab/>→ Muestra el nombre del host</text:p>
            </text:list-item>
            <text:list-item>
              <text:p text:style-name="P61">-v<text:tab/>→ Información de la fecha de instalación del sistema</text:p>
            </text:list-item>
            <text:list-item>
              <text:p text:style-name="P61">-s <text:tab/>→ Nos da el nombre del sistema</text:p>
            </text:list-item>
            <text:list-item>
              <text:p text:style-name="P61">-r<text:tab/>→ Muestra la versión del kernel (núcleo del sistema)</text:p>
            </text:list-item>
          </text:list>
        </text:list-item>
      </text:list>
      <text:p text:style-name="P37">Comando SCRIPT</text:p>
      <text:p text:style-name="P27">Sirve para almacenar en un archivo todo lo que el usuario escriba por teclado en el terminal. Muy útil para guardar una sesión de trabajo.</text:p>
      <text:p text:style-name="P27"/>
      <text:p text:style-name="P34">Uso<text:span text:style-name="T37">:</text:span></text:p>
      <text:p text:style-name="P27"/>
      <text:p text:style-name="P34"><text:span text:style-name="T37">~$ script </text:span>nombre_archivo<text:tab/><text:span text:style-name="T65">(empezar script)</text:span></text:p>
      <text:p text:style-name="P34"><text:span text:style-name="T37">~$ mkdir carpeta1<text:tab/><text:tab/></text:span><text:span text:style-name="T65">(comandos)</text:span></text:p>
      <text:p text:style-name="P34"><text:span text:style-name="T37">~$ exit<text:tab/><text:tab/><text:tab/><text:tab/><text:tab/></text:span><text:span text:style-name="T65">(cerrar script)</text:span></text:p>
      <text:p text:style-name="P34"/>
      <text:p text:style-name="P21">Comando WRITE</text:p>
      <text:p text:style-name="P28">Sirve para comunicarse com otros usuarios conectados al sistema en el mismo momento.</text:p>
      <text:p text:style-name="P28"/>
      <text:p text:style-name="P29">Write <text:span text:style-name="T1">usuario<text:tab/><text:tab/>(escribir mensaje a usuario)</text:span></text:p>
      <text:p text:style-name="P29">Hola usuario<text:tab/><text:tab/><text:span text:style-name="T1">(mensaje a enviar)</text:span></text:p>
      <text:p text:style-name="P85">Ctrl+D<text:tab/><text:tab/><text:tab/><text:tab/>(enviar mensaje)</text:p>
      <text:p text:style-name="P79"/>
      <text:p text:style-name="P80">Comando MESG</text:p>
      <text:p text:style-name="P72">Sirve para habilitar el poder recibir de mensajes a otros usuarios del equipos que estén conectados al mismo tiempo.</text:p>
      <text:p text:style-name="P72"/>
      <text:p text:style-name="P94"><text:span text:style-name="T24">mesg -n (inhabilita el poder recibir los mensajes)</text:span></text:p>
      <text:p text:style-name="P85"/>
      <text:p text:style-name="P22">Comando ID</text:p>
      <text:list xml:id="list3674845147" text:style-name="L16">
        <text:list-item>
          <text:p text:style-name="P63">id</text:p>
          <text:list>
            <text:list-item>
              <text:p text:style-name="P63">-u<text:tab/>→ Visualizar ID del usuario</text:p>
            </text:list-item>
            <text:list-item>
              <text:p text:style-name="P63">-g<text:tab/>→ Visualizar ID del grupo principal del usuario</text:p>
            </text:list-item>
            <text:list-item>
              <text:p text:style-name="P63">-G<text:tab/>→ Visualizar ID de los grupos secundarios</text:p>
            </text:list-item>
          </text:list>
        </text:list-item>
      </text:list>
      <text:p text:style-name="P23">Comando FILE</text:p>
      <text:p text:style-name="P30">Te indica el tipo de archivo de<text:span text:style-name="T72">l fichero indicado.</text:span></text:p>
      <text:p text:style-name="P24">Comando HISTORY</text:p>
      <text:list xml:id="list3362405862" text:style-name="L17">
        <text:list-item>
          <text:p text:style-name="P64">history</text:p>
          <text:list>
            <text:list-item>
              <text:p text:style-name="P64">!n<text:tab/>→ Sustituye la línea del comando por su posición.</text:p>
            </text:list-item>
            <text:list-item>
              <text:p text:style-name="P64">!!<text:tab/>→<text:span text:style-name="T70"> Ejecuta la orden anterior</text:span></text:p>
            </text:list-item>
            <text:list-item>
              <text:p text:style-name="P64">!?<text:span text:style-name="T70">cp e/?</text:span><text:tab/>→<text:span text:style-name="T70"> Ejecuta la primera orden que empiece por la cadena de caracteres indicada entre los “??”</text:span></text:p>
            </text:list-item>
            <text:list-item>
              <text:p text:style-name="P64">-<text:span text:style-name="T71">n<text:tab/>→ número de líneas</text:span></text:p>
            </text:list-item>
            <text:list-item>
              <text:p text:style-name="P64">-<text:span text:style-name="T71">c<text:tab/>→ borrar historial</text:span></text:p>
            </text:list-item>
            <text:list-item>
              <text:p text:style-name="P64">-<text:span text:style-name="T71">a<text:tab/>→ añade los comandos de la sesión actual al historial.</text:span></text:p>
            </text:list-item>
            <text:list-item>
              <text:p text:style-name="P64"><text:soft-page-break/>-<text:span text:style-name="T71">d<text:tab/>→ Borrar argumento del historial.</text:span></text:p>
            </text:list-item>
          </text:list>
        </text:list-item>
      </text:list>
      <text:p text:style-name="P31"/>
      <text:p text:style-name="P25">SHELL</text:p>
      <text:p text:style-name="P25"/>
      <text:list xml:id="list1216445222" text:style-name="L18">
        <text:list-item>
          <text:p text:style-name="P65">orden &amp;<text:tab/><text:tab/><text:tab/><text:tab/>→ Ejecuta la orden en segundo plano</text:p>
        </text:list-item>
        <text:list-item>
          <text:p text:style-name="P65">orden1 ; orden2<text:tab/><text:tab/>→ Concatena ordenes</text:p>
        </text:list-item>
        <text:list-item>
          <text:p text:style-name="P65">orden1 | orden2<text:tab/><text:tab/>→ El resultado de la orden1 se redirige a orden2</text:p>
        </text:list-item>
        <text:list-item>
          <text:p text:style-name="P65">orden1 ‘orden2’<text:tab/><text:tab/>→ El resultado se utiliza como argumento de orden1.</text:p>
        </text:list-item>
        <text:list-item>
          <text:p text:style-name="P65">orden1 &amp;&amp; orden2<text:tab/>→ Si la orden1 se ejecuta bien luego se ejecuta orden2.</text:p>
        </text:list-item>
        <text:list-item>
          <text:p text:style-name="P66">Orden1| | orden2<text:tab/><text:tab/>→ Solo se ejecuta orden2 si orden1 falla.</text:p>
        </text:list-item>
      </text:list>
      <text:p text:style-name="P67"/>
      <text:p text:style-name="P81">Comando DD</text:p>
      <text:p text:style-name="P73">dd if=/dev/zero of=archivo_guardado bs<text:span text:style-name="T73">=1MB count=100</text:span></text:p>
      <text:p text:style-name="P73"/>
      <text:p text:style-name="P74">Sirve para copiar sectores de discos.</text:p>
      <text:p text:style-name="P74"/>
      <text:p text:style-name="P82">Comando CHMOD</text:p>
      <text:p text:style-name="P82"/>
      <text:list xml:id="list1982003941" text:style-name="L21">
        <text:list-item>
          <text:p text:style-name="P75">ugoa</text:p>
          <text:list>
            <text:list-item>
              <text:p text:style-name="P75">chmod u<text:span text:style-name="T85">+rwx</text:span></text:p>
            </text:list-item>
            <text:list-item>
              <text:p text:style-name="P77">chmod <text:span text:style-name="T86">g=rx</text:span></text:p>
            </text:list-item>
            <text:list-item>
              <text:p text:style-name="P77">chmod o-rwx</text:p>
            </text:list-item>
            <text:list-item>
              <text:p text:style-name="P78">chmod u=rwx</text:p>
              <text:p text:style-name="P77"/>
            </text:list-item>
          </text:list>
        </text:list-item>
      </text:list>
      <text:p text:style-name="P76"/>
      <text:p text:style-name="P76"/>
      <text:p text:style-name="P83">SEGURIDAD CONTRASEÑAS WINDOWS</text:p>
      <text:p text:style-name="P84">Directiva sobre las cuentas</text:p>
      <text:p text:style-name="P103"><text:span text:style-name="T44">Editor de directiv</text:span><text:span text:style-name="T45">a</text:span><text:span text:style-name="T44">s de grup</text:span><text:span text:style-name="T45">o</text:span><text:span text:style-name="T44"> local&gt;Configuració</text:span><text:span text:style-name="T45">n</text:span><text:span text:style-name="T44"> del equip</text:span><text:span text:style-name="T45">o</text:span><text:span text:style-name="T44">&gt;Configuració</text:span><text:span text:style-name="T45">n</text:span><text:span text:style-name="T44"> de Windows&gt;Configuració</text:span><text:span text:style-name="T45">n</text:span><text:span text:style-name="T44"> de segur</text:span><text:span text:style-name="T45">idad</text:span><text:span text:style-name="T44">&gt;Directiv</text:span><text:span text:style-name="T45">a</text:span><text:span text:style-name="T44">s de cu</text:span><text:span text:style-name="T45">enta</text:span><text:span text:style-name="T44">&gt;Directiva de bloque</text:span><text:span text:style-name="T45">o</text:span></text:p>
      <text:list xml:id="list2216634081" text:style-name="L22">
        <text:list-item>
          <text:p text:style-name="P104"><text:span text:style-name="T45">D</text:span><text:span text:style-name="T43">uración del bloqueo de la cuenta<text:tab/><text:tab/><text:tab/>→ Duración del bloqueo </text:span></text:p>
        </text:list-item>
        <text:list-item>
          <text:p text:style-name="P104"><text:span text:style-name="T43">Restablecer el bloqueo de cuenta después de <text:tab/>→ Restablecer cuenta</text:span></text:p>
        </text:list-item>
        <text:list-item>
          <text:p text:style-name="P104"><text:span text:style-name="T43">Umbral de bloqueo de cuenta<text:tab/><text:tab/><text:tab/><text:tab/>→ Intentos antes de bloqueo</text:span></text:p>
        </text:list-item>
      </text:list>
      <text:p text:style-name="P105"><text:span text:style-name="T43"/></text:p>
      <text:p text:style-name="P105"><text:span text:style-name="T43"/></text:p>
      <text:p text:style-name="P106"><text:span text:style-name="T74">Para desbloquear una cuenta hay que ir a las propiedades de la cuenta en “Usuarios y grupos” y deshabilitar “La cuenta está bloqueada”.</text:span></text:p>
      <text:p text:style-name="P106"><text:span text:style-name="T74"/></text:p>
      <text:p text:style-name="P107"/>
      <text:p text:style-name="P112">Directiva sobre las contraseñas</text:p>
      <text:p text:style-name="P95"><text:span text:style-name="T76">Editor de directivas de grupo local&gt;Configuración del equipo&gt;Configuración de Windows&gt;Configuración de seguridad&gt;Directivas de cuenta&gt;Directiva de </text:span><text:span text:style-name="T77">contraseñas</text:span></text:p>
      <text:p text:style-name="P95"><text:span text:style-name="T77"/></text:p>
      <text:list xml:id="list1673666039" text:style-name="L23">
        <text:list-item>
          <text:p text:style-name="P108"><text:span text:style-name="T77">A</text:span><text:span text:style-name="T75">lmacenar contraseñas con cifrado reversible.</text:span></text:p>
        </text:list-item>
        <text:list-item>
          <text:p text:style-name="P108"><text:span text:style-name="T75">Exigir historial de contraseñas</text:span></text:p>
        </text:list-item>
        <text:list-item>
          <text:p text:style-name="P108"><text:span text:style-name="T75">La contraseña debe cumplir los requisitos de complejidad</text:span></text:p>
        </text:list-item>
        <text:list-item>
          <text:p text:style-name="P108"><text:span text:style-name="T75">Longitud mínima de la contraseña</text:span></text:p>
        </text:list-item>
        <text:list-item>
          <text:p text:style-name="P108"><text:span text:style-name="T75">Vigencia máxima de la contraseña</text:span></text:p>
        </text:list-item>
        <text:list-item>
          <text:p text:style-name="P108"><text:span text:style-name="T75">Vigencia mínima de la contraseña</text:span></text:p>
        </text:list-item>
      </text:list>
      <text:p text:style-name="P109"><text:span text:style-name="T75"/></text:p>
      <text:p text:style-name="P109"><text:span text:style-name="T75"/></text:p>
      <text:p text:style-name="P110"><text:span text:style-name="T78">DIRECTIVAS LOCALES EN WINDOWS</text:span></text:p>
      <text:p text:style-name="P100"><text:span text:style-name="T78"/></text:p>
      <text:p text:style-name="P113"><text:span text:style-name="T79">Configuració</text:span><text:span text:style-name="T80">n de </text:span><text:span text:style-name="T79">usuari</text:span><text:span text:style-name="T80">o</text:span><text:span text:style-name="T79">&gt;Plantill</text:span><text:span text:style-name="T81">a</text:span><text:span text:style-name="T79">s administrativ</text:span><text:span text:style-name="T81">a</text:span><text:span text:style-name="T79">s&gt;Active Desktop&gt;Active Desktop</text:span></text:p>
      <text:p text:style-name="P114"><text:span text:style-name="T83">P</text:span><text:span text:style-name="T82">ara aplicar el mismo fondo de escritorio a todos los usuarios</text:span></text:p>
      <text:p text:style-name="P111"><text:span text:style-name="T25">Comando CHAGE</text:span></text:p>
      <text:p text:style-name="P32">Modificar el comportamiento de la contraseña de un usuario.</text:p>
      <text:list xml:id="list2846361031" text:style-name="L19">
        <text:list-item>
          <text:p text:style-name="P68">chage</text:p>
          <text:list>
            <text:list-item>
              <text:p text:style-name="P68">-d<text:tab/>→ <text:span text:style-name="T68">Cuenta el número de días desde la última modificación de la contraseña.</text:span></text:p>
            </text:list-item>
            <text:list-item>
              <text:p text:style-name="P68">-E<text:tab/>→ <text:span text:style-name="T67">Días para que la contraseña expire y la cuenta sea bloqueada.</text:span></text:p>
            </text:list-item>
            <text:list-item>
              <text:p text:style-name="P68">-I<text:tab/>→ <text:span text:style-name="T67">Días permitidos con la contraseña expirada (días de gracia).</text:span></text:p>
            </text:list-item>
            <text:list-item>
              <text:p text:style-name="P68">-M<text:tab/>→ <text:span text:style-name="T68">Número máximo de días hasta tener que cambiar la contraseña.</text:span></text:p>
            </text:list-item>
            <text:list-item>
              <text:p text:style-name="P68">-m<text:tab/>→ <text:span text:style-name="T68">Número mínimo de días hasta tener que cambiar la contraseña.</text:span></text:p>
            </text:list-item>
            <text:list-item>
              <text:p text:style-name="P68">-l<text:tab/>→ <text:span text:style-name="T69">Mostrar configuración de la contraseña de una cuenta.</text:span></text:p>
            </text:list-item>
            <text:list-item>
              <text:p text:style-name="P68">-W<text:tab/>→ <text:span text:style-name="T69">Avisa al usuario </text:span><text:span text:style-name="T5">n </text:span><text:span text:style-name="T69">días antes de que la contraseña expire.</text:span></text:p>
            </text:list-item>
          </text:list>
        </text:list-item>
      </text:list>
      <text:p text:style-name="P32"/>
      <text:p text:style-name="P26">SEGURIDAD CONTRASEÑAS LINUX</text:p>
      <text:p text:style-name="P33">Instalar <text:span text:style-name="T1">libpam-cracklib</text:span></text:p>
      <text:p text:style-name="P35"><text:span text:style-name="T41">Archivo de configuración </text:span><text:span text:style-name="T42">(</text:span>/etc/pam.d/common-password<text:span text:style-name="T42">).</text:span></text:p>
      <text:p text:style-name="P35"/>
      <text:list xml:id="list4159755046" text:style-name="L20">
        <text:list-item>
          <text:p text:style-name="P69">difok=3<text:tab/><text:tab/><text:tab/>→ Diferencia de 3 caracteres entre contraseñas.</text:p>
        </text:list-item>
        <text:list-item>
          <text:p text:style-name="P101"><text:span text:style-name="T21">r</text:span><text:span text:style-name="T18">emember=3<text:tab/>→ Recordar 3 contraseñas.</text:span></text:p>
        </text:list-item>
        <text:list-item>
          <text:p text:style-name="P71"><text:soft-page-break/>minlen=10<text:tab/><text:tab/>→ Tamaño de contraseña no menor a 10 caracteres.</text:p>
        </text:list-item>
        <text:list-item>
          <text:p text:style-name="P102"><text:span text:style-name="T18">ucredit=N<text:tab/><text:tab/>→ Mínimo</text:span><text:span text:style-name="T31"> N </text:span><text:span text:style-name="T18">mayúsculas en la contraseña.</text:span><text:span text:style-name="T23">(A-Z)</text:span></text:p>
        </text:list-item>
        <text:list-item>
          <text:p text:style-name="P93"><text:span text:style-name="T22">lcredit=N<text:tab/><text:tab/>→ Mínimo </text:span><text:span text:style-name="T32">N</text:span><text:span text:style-name="T22"> minúsculas en la contraseña.</text:span><text:span text:style-name="T23">(a-z)</text:span></text:p>
        </text:list-item>
        <text:list-item>
          <text:p text:style-name="P93"><text:span text:style-name="T22">ocredit=N<text:tab/><text:tab/>→ Mínimo </text:span><text:span text:style-name="T32">N</text:span><text:span text:style-name="T22"> símbolos alfanuméricos en la contraseña.</text:span><text:span text:style-name="T23">(#,@,-,_,/,%)</text:span></text:p>
        </text:list-item>
        <text:list-item>
          <text:p text:style-name="P93"><text:span text:style-name="T22">dcredit=N<text:tab/><text:tab/>→ </text:span><text:span text:style-name="T23">Mínimo </text:span><text:span text:style-name="T33">N </text:span><text:span text:style-name="T23">dígitos en la contraseña. (1-9)</text:span></text:p>
        </text:list-item>
      </text:list>
      <text:p text:style-name="P7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e9475" officeooo:paragraph-rsid="004e94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XAMEN ISO<text:tab/><text:tab/>TEMA 3 &amp; 4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2T10:32:25.816000000</meta:creation-date>
    <dc:date>2021-02-24T12:57:23.407000000</dc:date>
    <meta:editing-duration>PT5H37M53S</meta:editing-duration>
    <meta:editing-cycles>118</meta:editing-cycles>
    <meta:generator>LibreOffice/6.3.4.2$Windows_X86_64 LibreOffice_project/60da17e045e08f1793c57c00ba83cdfce946d0aa</meta:generator>
    <meta:document-statistic meta:table-count="0" meta:image-count="0" meta:object-count="0" meta:page-count="8" meta:paragraph-count="229" meta:word-count="1633" meta:character-count="8562" meta:non-whitespace-character-count="7187"/>
  </office:meta>
</office:document-meta>
</file>